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59.5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12.45mm"/>
    </style:style>
    <style:style style:name="co11" style:family="table-column">
      <style:table-column-properties fo:break-before="auto" style:column-width="14.18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31.41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4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fff200"/>
      <style:map style:condition="cell-content()=&quot;&quot;" style:apply-style-name="Sans_20_nom1" style:base-cell-address="Feuille1.B30"/>
      <style:map style:condition="cell-content()=0" style:apply-style-name="Sans_20_nom2" style:base-cell-address="Feuille1.B30"/>
    </style:style>
    <style:style style:name="ce8" style:family="table-cell" style:parent-style-name="Default">
      <style:table-cell-properties fo:background-color="#fff200"/>
      <style:map style:condition="cell-content()=&quot;&quot;" style:apply-style-name="Sans_20_nom1" style:base-cell-address="Feuille1.B31"/>
      <style:map style:condition="cell-content()=0" style:apply-style-name="Sans_20_nom2" style:base-cell-address="Feuille1.B31"/>
    </style:style>
    <style:style style:name="ce11" style:family="table-cell" style:parent-style-name="Default">
      <style:table-cell-properties fo:background-color="#fff200"/>
      <style:map style:condition="cell-content()=&quot;&quot;" style:apply-style-name="Sans_20_nom1" style:base-cell-address="Feuille1.B32"/>
      <style:map style:condition="cell-content()=0" style:apply-style-name="Sans_20_nom2" style:base-cell-address="Feuille1.B32"/>
    </style:style>
    <style:style style:name="ce13" style:family="table-cell" style:parent-style-name="Default">
      <style:table-cell-properties fo:background-color="#fff200"/>
      <style:map style:condition="cell-content()=&quot;&quot;" style:apply-style-name="Sans_20_nom1" style:base-cell-address="Feuille1.B33"/>
      <style:map style:condition="cell-content()=0" style:apply-style-name="Sans_20_nom2" style:base-cell-address="Feuille1.B33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22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C30"/>
      <style:map style:condition="cell-content()=0" style:apply-style-name="Sans_20_nom2" style:base-cell-address="Feuille1.C30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C31"/>
      <style:map style:condition="cell-content()=0" style:apply-style-name="Sans_20_nom2" style:base-cell-address="Feuille1.C31"/>
    </style:style>
    <style:style style:name="ce27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C32"/>
      <style:map style:condition="cell-content()=0" style:apply-style-name="Sans_20_nom2" style:base-cell-address="Feuille1.C32"/>
    </style:style>
    <style:style style:name="ce29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C33"/>
      <style:map style:condition="cell-content()=0" style:apply-style-name="Sans_20_nom2" style:base-cell-address="Feuille1.C33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39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D33"/>
      <style:map style:condition="cell-content()=0" style:apply-style-name="Sans_20_nom2" style:base-cell-address="Feuille1.D33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66" style:family="table-cell" style:parent-style-name="Default">
      <style:table-cell-properties fo:background-color="#83caff"/>
      <style:map style:condition="cell-content()=&quot;&quot;" style:apply-style-name="Sans_20_nom1" style:base-cell-address="Feuille1.E6"/>
      <style:map style:condition="cell-content()=0" style:apply-style-name="Sans_20_nom2" style:base-cell-address="Feuille1.E6"/>
    </style:style>
    <style:style style:name="ce4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E30"/>
      <style:map style:condition="cell-content()=0" style:apply-style-name="Sans_20_nom2" style:base-cell-address="Feuille1.E30"/>
    </style:style>
    <style:style style:name="ce4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E31"/>
      <style:map style:condition="cell-content()=0" style:apply-style-name="Sans_20_nom2" style:base-cell-address="Feuille1.E31"/>
    </style:style>
    <style:style style:name="ce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E32"/>
      <style:map style:condition="cell-content()=0" style:apply-style-name="Sans_20_nom2" style:base-cell-address="Feuille1.E32"/>
    </style:style>
    <style:style style:name="ce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E33"/>
      <style:map style:condition="cell-content()=0" style:apply-style-name="Sans_20_nom2" style:base-cell-address="Feuille1.E33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72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48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F30"/>
      <style:map style:condition="cell-content()=0" style:apply-style-name="Sans_20_nom2" style:base-cell-address="Feuille1.F30"/>
    </style:style>
    <style:style style:name="ce49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F31"/>
      <style:map style:condition="cell-content()=0" style:apply-style-name="Sans_20_nom2" style:base-cell-address="Feuille1.F31"/>
    </style:style>
    <style:style style:name="ce50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F32"/>
      <style:map style:condition="cell-content()=0" style:apply-style-name="Sans_20_nom2" style:base-cell-address="Feuille1.F32"/>
    </style:style>
    <style:style style:name="ce51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F33"/>
      <style:map style:condition="cell-content()=0" style:apply-style-name="Sans_20_nom2" style:base-cell-address="Feuille1.F33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79" style:family="table-cell" style:parent-style-name="Default">
      <style:table-cell-properties fo:background-color="#83caff"/>
      <style:map style:condition="cell-content()=&quot;&quot;" style:apply-style-name="Sans_20_nom1" style:base-cell-address="Feuille1.G6"/>
      <style:map style:condition="cell-content()=0" style:apply-style-name="Sans_20_nom2" style:base-cell-address="Feuille1.G6"/>
    </style:style>
    <style:style style:name="ce5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G30"/>
      <style:map style:condition="cell-content()=0" style:apply-style-name="Sans_20_nom2" style:base-cell-address="Feuille1.G30"/>
    </style:style>
    <style:style style:name="ce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G31"/>
      <style:map style:condition="cell-content()=0" style:apply-style-name="Sans_20_nom2" style:base-cell-address="Feuille1.G31"/>
    </style:style>
    <style:style style:name="ce5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G32"/>
      <style:map style:condition="cell-content()=0" style:apply-style-name="Sans_20_nom2" style:base-cell-address="Feuille1.G32"/>
    </style:style>
    <style:style style:name="ce5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Sans_20_nom1" style:base-cell-address="Feuille1.G33"/>
      <style:map style:condition="cell-content()=0" style:apply-style-name="Sans_20_nom2" style:base-cell-address="Feuille1.G33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background_filename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height</text:p>
          </table:table-cell>
          <table:table-cell table:style-name="ce37" office:value-type="string" calcext:value-type="string">
            <text:p>vspeed</text:p>
          </table:table-cell>
          <table:table-cell table:style-name="ce37" office:value-type="string" calcext:value-type="string">
            <text:p>is_hub</text:p>
          </table:table-cell>
          <table:table-cell table:style-name="ce37" office:value-type="string" calcext:value-type="string">
            <text:p>size_in_stellar_map</text:p>
          </table:table-cell>
          <table:table-cell table:style-name="ce1" office:value-type="string" calcext:value-type="string">
            <text:p>music</text:p>
          </table:table-cell>
          <table:table-cell table:style-name="ce1" table:number-columns-repeated="1010"/>
        </table:table-row>
        <table:table-row table:style-name="ro1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/>
          <table:table-cell office:value-type="string" calcext:value-type="string">
            <text:p>Music/Boss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Music/Conflict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66" office:value-type="float" office:value="0" calcext:value-type="float">
            <text:p>0</text:p>
          </table:table-cell>
          <table:table-cell table:style-name="ce72" table:formula="of:=[.A24]" office:value-type="string" office:string-value="Vanguard_H1" calcext:value-type="string">
            <text:p>Vanguard_H1</text:p>
          </table:table-cell>
          <table:table-cell table:style-name="ce79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4" office:value-type="string" calcext:value-type="string">
            <text:p>Royale_V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yale_V1</text:p>
          </table:table-cell>
          <table:table-cell table:style-name="ce7" table:formula="of:=&quot;Scripts/Scenes/Generated/&quot;&amp;[.A30]&amp;&quot;.csv&quot;" office:value-type="string" office:string-value="Scripts/Scenes/Generated/Royale_V1.csv" calcext:value-type="string">
            <text:p>Scripts/Scenes/Generated/Royale_V1.csv</text:p>
          </table:table-cell>
          <table:table-cell table:style-name="ce22" office:value-type="string" calcext:value-type="string">
            <text:p>Royale V1</text:p>
          </table:table-cell>
          <table:table-cell table:style-name="ce4" office:value-type="string" calcext:value-type="string">
            <text:p>Royale_V2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yale_V2</text:p>
          </table:table-cell>
          <table:table-cell table:style-name="ce8" table:formula="of:=&quot;Scripts/Scenes/Generated/&quot;&amp;[.A31]&amp;&quot;.csv&quot;" office:value-type="string" office:string-value="Scripts/Scenes/Generated/Royale_V2.csv" calcext:value-type="string">
            <text:p>Scripts/Scenes/Generated/Royale_V2.csv</text:p>
          </table:table-cell>
          <table:table-cell table:style-name="ce26" office:value-type="string" calcext:value-type="string">
            <text:p>Royale V2</text:p>
          </table:table-cell>
          <table:table-cell table:style-name="ce4" office:value-type="string" calcext:value-type="string">
            <text:p>Royale_V3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yale_V3</text:p>
          </table:table-cell>
          <table:table-cell table:style-name="ce11" table:formula="of:=&quot;Scripts/Scenes/Generated/&quot;&amp;[.A32]&amp;&quot;.csv&quot;" office:value-type="string" office:string-value="Scripts/Scenes/Generated/Royale_V3.csv" calcext:value-type="string">
            <text:p>Scripts/Scenes/Generated/Royale_V3.csv</text:p>
          </table:table-cell>
          <table:table-cell table:style-name="ce27" office:value-type="string" calcext:value-type="string">
            <text:p>Royale V3</text:p>
          </table:table-cell>
          <table:table-cell table:style-name="ce4" office:value-type="string" calcext:value-type="string">
            <text:p>Royale_Hub1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yale_Hub1</text:p>
          </table:table-cell>
          <table:table-cell table:style-name="ce13" table:formula="of:=&quot;Scripts/Scenes/Generated/&quot;&amp;[.A33]&amp;&quot;.csv&quot;" office:value-type="string" office:string-value="Scripts/Scenes/Generated/Royale_Hub1.csv" calcext:value-type="string">
            <text:p>Scripts/Scenes/Generated/Royale_Hub1.csv</text:p>
          </table:table-cell>
          <table:table-cell table:style-name="ce29" office:value-type="string" calcext:value-type="string">
            <text:p>Royale Hub 1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524">
          <table:table-cell table:number-columns-repeated="1024"/>
        </table:table-row>
        <table:table-row table:style-name="ro2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5 Feuille1.A2:Feuille1.C2 Feuille1.E2:Feuille1.G2 Feuille1.A12:Feuille1.G29 Feuille1.A11:Feuille1.C11 Feuille1.E11:Feuille1.G11 Feuille1.A7:Feuille1.G10 Feuille1.A6:Feuille1.D6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  <calcext:conditional-format calcext:target-range-address="Feuille1.C30:Feuille1.C30">
            <calcext:condition calcext:apply-style-name="Sans nom1" calcext:value="=&quot;&quot;" calcext:base-cell-address="Feuille1.C30"/>
            <calcext:condition calcext:apply-style-name="Sans nom2" calcext:value="=0" calcext:base-cell-address="Feuille1.C30"/>
          </calcext:conditional-format>
          <calcext:conditional-format calcext:target-range-address="Feuille1.B30:Feuille1.B30">
            <calcext:condition calcext:apply-style-name="Sans nom1" calcext:value="=&quot;&quot;" calcext:base-cell-address="Feuille1.B30"/>
            <calcext:condition calcext:apply-style-name="Sans nom2" calcext:value="=0" calcext:base-cell-address="Feuille1.B30"/>
          </calcext:conditional-format>
          <calcext:conditional-format calcext:target-range-address="Feuille1.B31:Feuille1.B31">
            <calcext:condition calcext:apply-style-name="Sans nom1" calcext:value="=&quot;&quot;" calcext:base-cell-address="Feuille1.B31"/>
            <calcext:condition calcext:apply-style-name="Sans nom2" calcext:value="=0" calcext:base-cell-address="Feuille1.B31"/>
          </calcext:conditional-format>
          <calcext:conditional-format calcext:target-range-address="Feuille1.B32:Feuille1.B32">
            <calcext:condition calcext:apply-style-name="Sans nom1" calcext:value="=&quot;&quot;" calcext:base-cell-address="Feuille1.B32"/>
            <calcext:condition calcext:apply-style-name="Sans nom2" calcext:value="=0" calcext:base-cell-address="Feuille1.B32"/>
          </calcext:conditional-format>
          <calcext:conditional-format calcext:target-range-address="Feuille1.B33:Feuille1.B33">
            <calcext:condition calcext:apply-style-name="Sans nom1" calcext:value="=&quot;&quot;" calcext:base-cell-address="Feuille1.B33"/>
            <calcext:condition calcext:apply-style-name="Sans nom2" calcext:value="=0" calcext:base-cell-address="Feuille1.B33"/>
          </calcext:conditional-format>
          <calcext:conditional-format calcext:target-range-address="Feuille1.C31:Feuille1.C31">
            <calcext:condition calcext:apply-style-name="Sans nom1" calcext:value="=&quot;&quot;" calcext:base-cell-address="Feuille1.C31"/>
            <calcext:condition calcext:apply-style-name="Sans nom2" calcext:value="=0" calcext:base-cell-address="Feuille1.C31"/>
          </calcext:conditional-format>
          <calcext:conditional-format calcext:target-range-address="Feuille1.C32:Feuille1.C32">
            <calcext:condition calcext:apply-style-name="Sans nom1" calcext:value="=&quot;&quot;" calcext:base-cell-address="Feuille1.C32"/>
            <calcext:condition calcext:apply-style-name="Sans nom2" calcext:value="=0" calcext:base-cell-address="Feuille1.C32"/>
          </calcext:conditional-format>
          <calcext:conditional-format calcext:target-range-address="Feuille1.C33:Feuille1.C33">
            <calcext:condition calcext:apply-style-name="Sans nom1" calcext:value="=&quot;&quot;" calcext:base-cell-address="Feuille1.C33"/>
            <calcext:condition calcext:apply-style-name="Sans nom2" calcext:value="=0" calcext:base-cell-address="Feuille1.C33"/>
          </calcext:conditional-format>
          <calcext:conditional-format calcext:target-range-address="Feuille1.E30:Feuille1.E30">
            <calcext:condition calcext:apply-style-name="Sans nom1" calcext:value="=&quot;&quot;" calcext:base-cell-address="Feuille1.E30"/>
            <calcext:condition calcext:apply-style-name="Sans nom2" calcext:value="=0" calcext:base-cell-address="Feuille1.E30"/>
          </calcext:conditional-format>
          <calcext:conditional-format calcext:target-range-address="Feuille1.F30:Feuille1.F30">
            <calcext:condition calcext:apply-style-name="Sans nom1" calcext:value="=&quot;&quot;" calcext:base-cell-address="Feuille1.F30"/>
            <calcext:condition calcext:apply-style-name="Sans nom2" calcext:value="=0" calcext:base-cell-address="Feuille1.F30"/>
          </calcext:conditional-format>
          <calcext:conditional-format calcext:target-range-address="Feuille1.G30:Feuille1.G30">
            <calcext:condition calcext:apply-style-name="Sans nom1" calcext:value="=&quot;&quot;" calcext:base-cell-address="Feuille1.G30"/>
            <calcext:condition calcext:apply-style-name="Sans nom2" calcext:value="=0" calcext:base-cell-address="Feuille1.G30"/>
          </calcext:conditional-format>
          <calcext:conditional-format calcext:target-range-address="Feuille1.E31:Feuille1.E31">
            <calcext:condition calcext:apply-style-name="Sans nom1" calcext:value="=&quot;&quot;" calcext:base-cell-address="Feuille1.E31"/>
            <calcext:condition calcext:apply-style-name="Sans nom2" calcext:value="=0" calcext:base-cell-address="Feuille1.E31"/>
          </calcext:conditional-format>
          <calcext:conditional-format calcext:target-range-address="Feuille1.F31:Feuille1.F31">
            <calcext:condition calcext:apply-style-name="Sans nom1" calcext:value="=&quot;&quot;" calcext:base-cell-address="Feuille1.F31"/>
            <calcext:condition calcext:apply-style-name="Sans nom2" calcext:value="=0" calcext:base-cell-address="Feuille1.F31"/>
          </calcext:conditional-format>
          <calcext:conditional-format calcext:target-range-address="Feuille1.G31:Feuille1.G31">
            <calcext:condition calcext:apply-style-name="Sans nom1" calcext:value="=&quot;&quot;" calcext:base-cell-address="Feuille1.G31"/>
            <calcext:condition calcext:apply-style-name="Sans nom2" calcext:value="=0" calcext:base-cell-address="Feuille1.G31"/>
          </calcext:conditional-format>
          <calcext:conditional-format calcext:target-range-address="Feuille1.E32:Feuille1.E32">
            <calcext:condition calcext:apply-style-name="Sans nom1" calcext:value="=&quot;&quot;" calcext:base-cell-address="Feuille1.E32"/>
            <calcext:condition calcext:apply-style-name="Sans nom2" calcext:value="=0" calcext:base-cell-address="Feuille1.E32"/>
          </calcext:conditional-format>
          <calcext:conditional-format calcext:target-range-address="Feuille1.F32:Feuille1.F32">
            <calcext:condition calcext:apply-style-name="Sans nom1" calcext:value="=&quot;&quot;" calcext:base-cell-address="Feuille1.F32"/>
            <calcext:condition calcext:apply-style-name="Sans nom2" calcext:value="=0" calcext:base-cell-address="Feuille1.F32"/>
          </calcext:conditional-format>
          <calcext:conditional-format calcext:target-range-address="Feuille1.G32:Feuille1.G32">
            <calcext:condition calcext:apply-style-name="Sans nom1" calcext:value="=&quot;&quot;" calcext:base-cell-address="Feuille1.G32"/>
            <calcext:condition calcext:apply-style-name="Sans nom2" calcext:value="=0" calcext:base-cell-address="Feuille1.G32"/>
          </calcext:conditional-format>
          <calcext:conditional-format calcext:target-range-address="Feuille1.D33:Feuille1.D33">
            <calcext:condition calcext:apply-style-name="Sans nom1" calcext:value="=&quot;&quot;" calcext:base-cell-address="Feuille1.D33"/>
            <calcext:condition calcext:apply-style-name="Sans nom2" calcext:value="=0" calcext:base-cell-address="Feuille1.D33"/>
          </calcext:conditional-format>
          <calcext:conditional-format calcext:target-range-address="Feuille1.E33:Feuille1.E33">
            <calcext:condition calcext:apply-style-name="Sans nom1" calcext:value="=&quot;&quot;" calcext:base-cell-address="Feuille1.E33"/>
            <calcext:condition calcext:apply-style-name="Sans nom2" calcext:value="=0" calcext:base-cell-address="Feuille1.E33"/>
          </calcext:conditional-format>
          <calcext:conditional-format calcext:target-range-address="Feuille1.F33:Feuille1.F33">
            <calcext:condition calcext:apply-style-name="Sans nom1" calcext:value="=&quot;&quot;" calcext:base-cell-address="Feuille1.F33"/>
            <calcext:condition calcext:apply-style-name="Sans nom2" calcext:value="=0" calcext:base-cell-address="Feuille1.F33"/>
          </calcext:conditional-format>
          <calcext:conditional-format calcext:target-range-address="Feuille1.G33:Feuille1.G33">
            <calcext:condition calcext:apply-style-name="Sans nom1" calcext:value="=&quot;&quot;" calcext:base-cell-address="Feuille1.G33"/>
            <calcext:condition calcext:apply-style-name="Sans nom2" calcext:value="=0" calcext:base-cell-address="Feuille1.G33"/>
          </calcext:conditional-format>
          <calcext:conditional-format calcext:target-range-address="Feuille1.F6:Feuille1.F6">
            <calcext:condition calcext:apply-style-name="Sans nom1" calcext:value="=&quot;&quot;" calcext:base-cell-address="Feuille1.F6"/>
            <calcext:condition calcext:apply-style-name="Sans nom2" calcext:value="=0" calcext:base-cell-address="Feuille1.F6"/>
          </calcext:conditional-format>
          <calcext:conditional-format calcext:target-range-address="Feuille1.E6:Feuille1.E6">
            <calcext:condition calcext:apply-style-name="Sans nom1" calcext:value="=&quot;&quot;" calcext:base-cell-address="Feuille1.E6"/>
            <calcext:condition calcext:apply-style-name="Sans nom2" calcext:value="=0" calcext:base-cell-address="Feuille1.E6"/>
          </calcext:conditional-format>
          <calcext:conditional-format calcext:target-range-address="Feuille1.G6:Feuille1.G6">
            <calcext:condition calcext:apply-style-name="Sans nom1" calcext:value="=&quot;&quot;" calcext:base-cell-address="Feuille1.G6"/>
            <calcext:condition calcext:apply-style-name="Sans nom2" calcext:value="=0" calcext:base-cell-address="Feuille1.G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59:51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9:00:05.557000000</dc:date>
    <meta:editing-duration>PT6H3M28S</meta:editing-duration>
    <meta:editing-cycles>55</meta:editing-cycles>
    <meta:document-statistic meta:table-count="1" meta:cell-count="453" meta:object-count="0"/>
  </office:meta>
</office:document-meta>
</file>